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b39" officeooo:paragraph-rsid="001f4b3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b39" officeooo:paragraph-rsid="001f4b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4b39" officeooo:paragraph-rsid="001f4b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0607f" officeooo:paragraph-rsid="0020607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0607f" officeooo:paragraph-rsid="0020607f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060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м необходимо реализовать алгоритм сортировки массива O(n<text:span text:style-name="T1">2</text:span><text:span text:style-name="T2">), который называется «Сортировка вставкой». Входными данными является массив чисел, а выходными этот же массив, но отсортированный сортировкой вставкой.</text:span></text:p>
      <text:p text:style-name="P1"><text:span text:style-name="T2"/></text:p>
      <text:p text:style-name="P1"><text:span text:style-name="T2">Пример:</text:span></text:p>
      <text:p text:style-name="P1"><text:span text:style-name="T2"><text:tab/>В</text:span><text:span text:style-name="T3">вод</text:span><text:span text:style-name="T2">:</text:span></text:p>
      <text:p text:style-name="P1"><text:span text:style-name="T2"><text:tab/><text:tab/>2 6 4 10 8</text:span></text:p>
      <text:p text:style-name="P1"><text:span text:style-name="T2"><text:tab/></text:span><text:span text:style-name="T3">Вывод:</text:span></text:p>
      <text:p text:style-name="P1"><text:span text:style-name="T3"><text:tab/><text:tab/>2 4 6 8 10</text:span></text:p>
      <text:p text:style-name="P1"><text:span text:style-name="T2"/></text:p>
      <text:p text:style-name="P2"><text:span text:style-name="T2">Принцип работы алгоритма</text:span></text:p>
      <text:p text:style-name="P3"><text:span text:style-name="T2"/></text:p>
      <text:p text:style-name="P3"><text:span text:style-name="T2">При использовании этой сортировки мы должны делить массив на две части: отсортированная и не отсортированная. На первом шаге отсортированной частью массива является его </text:span><text:span text:style-name="T3">первый </text:span><text:span text:style-name="T2">элемент, поэтому сортировка начинается со второго элемента. </text:span><text:span text:style-name="T3">Каждый раз, когда мы переходим к новому элементу, мы должны найти для него место в отсортированной части массива и вставить туда, если такого места нет, то оставляем элемент на своем месте. </text:span></text:p>
      <text:p text:style-name="P3"><text:span text:style-name="T3"/></text:p>
      <text:p text:style-name="P4"><text:span text:style-name="T2">Пример работы:</text:span></text:p>
      <text:p text:style-name="P4"><text:span text:style-name="T2"><text:tab/>2 5 6 10 4</text:span></text:p>
      <text:list xml:id="list1775366933" text:style-name="L1">
        <text:list-item>
          <text:p text:style-name="P5"><text:span text:style-name="T2">Начинаем с «5». Смотрим элементы стоящие перед «5» и находим тот, который больше по значению. Так как перед «5» стоит «2» и она меньше, то «5» остается на своем месте. Теперь отсортированной частью массива считается «2 5».</text:span></text:p>
        </text:list-item>
        <text:list-item>
          <text:p text:style-name="P5"><text:span text:style-name="T2">Переходим к «6». Все элементы перед «6» меньше, поэтому оставляем ее на месте. Теперь отсортированной частью массива считается «2 5 6»</text:span></text:p>
        </text:list-item>
        <text:list-item>
          <text:p text:style-name="P5"><text:span text:style-name="T2">Переходим к «10. Такая же история как и с «6». Теперь отсортированной частью массива считается «2 5 6 10»</text:span></text:p>
        </text:list-item>
        <text:list-item>
          <text:p text:style-name="P5"><text:span text:style-name="T2">Переходим к «4». Проверяем каждый элемент в отсортированной части массива с конца: «4» &lt; «10, поэтому ставим «10» на место «4». На этом этапе массив выглядит так: «2 5 6 4 10». «4» &lt; «6», поэтому ставим «6» на место «4». На этом этапе массив выглядит так: «2 5 4 6 10». «4» &lt; «5», поэтому ставим «5» на место «4». На этом этапе массив выглядит так: «2 4 5 6 10». «4» &gt; «2», на этом шаге мы нашли элемент, который меньше чем «4», поэтому оставляем «4» на том месте, на котором она сейчас и переходим к следующему элементу.</text:span></text:p>
        </text:list-item>
        <text:list-item>
          <text:p text:style-name="P5"><text:span text:style-name="T2">Элементов больше нет, поэтому алгоритм прекращается.</text:span></text:p>
        </text:list-item>
        <text:list-item>
          <text:p text:style-name="P5"><text:span text:style-name="T2">Итоговый массив «2 4 5 6 10»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01:31:54.722674189</meta:creation-date>
    <dc:date>2020-07-24T01:57:37.257014682</dc:date>
    <meta:editing-duration>PT5S</meta:editing-duration>
    <meta:editing-cycles>1</meta:editing-cycles>
    <meta:document-statistic meta:table-count="0" meta:image-count="0" meta:object-count="0" meta:page-count="1" meta:paragraph-count="16" meta:word-count="306" meta:character-count="1805" meta:non-whitespace-character-count="1513"/>
    <meta:generator>LibreOffice/6.3.5.2$Linux_X86_64 LibreOffice_project/30$Build-2</meta:generator>
  </office:meta>
</office:document-meta>
</file>